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6.925in" table:align="margins" style:may-break-between-rows="fals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5" style:family="table">
      <style:table-properties style:width="6.925in" table:align="margins" style:may-break-between-rows="false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6" style:family="table">
      <style:table-properties style:width="6.925in" table:align="margins" style:may-break-between-rows="false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7" style:family="table">
      <style:table-properties style:width="6.925in" table:align="margins" style:may-break-between-rows="false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6.925in" table:align="margins" style:may-break-between-rows="false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9" style:family="table">
      <style:table-properties style:width="6.925in" table:align="margins" style:may-break-between-rows="false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10" style:family="table">
      <style:table-properties style:width="6.925in" table:align="margins" style:may-break-between-rows="false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1" style:family="table">
      <style:table-properties style:width="6.925in" table:align="margins" style:may-break-between-rows="false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2" style:family="table">
      <style:table-properties style:width="6.925in" table:align="margins" style:may-break-between-rows="false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3" style:family="table">
      <style:table-properties style:width="6.925in" table:align="margins" style:may-break-between-rows="false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4" style:family="table">
      <style:table-properties style:width="6.925in" table:align="margins" style:may-break-between-rows="false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5" style:family="table">
      <style:table-properties style:width="6.925in" table:align="margins" style:may-break-between-rows="false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6" style:family="table">
      <style:table-properties style:width="6.925in" table:align="margins" style:may-break-between-rows="false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P1" style:family="paragraph" style:parent-style-name="Text_20_body">
      <style:text-properties officeooo:rsid="001350f3" officeooo:paragraph-rsid="001350f3"/>
    </style:style>
    <style:style style:name="P2" style:family="paragraph" style:parent-style-name="Text_20_body">
      <style:text-properties officeooo:rsid="001a02a5" officeooo:paragraph-rsid="001a02a5"/>
    </style:style>
    <style:style style:name="P3" style:family="paragraph" style:parent-style-name="Text_20_body">
      <style:text-properties officeooo:rsid="001c5ca4" officeooo:paragraph-rsid="001c77c0"/>
    </style:style>
    <style:style style:name="P4" style:family="paragraph" style:parent-style-name="Text_20_body">
      <style:text-properties officeooo:rsid="001e5e39" officeooo:paragraph-rsid="001e5e39"/>
    </style:style>
    <style:style style:name="P5" style:family="paragraph" style:parent-style-name="Text_20_body">
      <style:text-properties officeooo:rsid="001ae693" officeooo:paragraph-rsid="001ae693"/>
    </style:style>
    <style:style style:name="P6" style:family="paragraph" style:parent-style-name="Text_20_body">
      <style:text-properties officeooo:rsid="00204c99" officeooo:paragraph-rsid="00204c99"/>
    </style:style>
    <style:style style:name="P7" style:family="paragraph" style:parent-style-name="Text_20_body">
      <style:text-properties officeooo:rsid="0025fcbe" officeooo:paragraph-rsid="0025fcbe"/>
    </style:style>
    <style:style style:name="P8" style:family="paragraph" style:parent-style-name="Text_20_body">
      <style:text-properties officeooo:rsid="00240f54" officeooo:paragraph-rsid="00240f54"/>
    </style:style>
    <style:style style:name="P9" style:family="paragraph" style:parent-style-name="Text_20_body">
      <style:text-properties officeooo:rsid="0027ec58" officeooo:paragraph-rsid="002861a6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officeooo:paragraph-rsid="002de883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officeooo:rsid="002de883" officeooo:paragraph-rsid="002de883"/>
    </style:style>
    <style:style style:name="P12" style:family="paragraph" style:parent-style-name="Text_20_body">
      <style:paragraph-properties fo:text-align="start" style:justify-single-word="false"/>
      <style:text-properties officeooo:rsid="002fae98" officeooo:paragraph-rsid="002fae98"/>
    </style:style>
    <style:style style:name="P13" style:family="paragraph" style:parent-style-name="Text_20_body">
      <style:text-properties officeooo:rsid="003b3503" officeooo:paragraph-rsid="003b3503"/>
    </style:style>
    <style:style style:name="P14" style:family="paragraph" style:parent-style-name="Title" style:master-page-name="Standard">
      <style:paragraph-properties style:page-number="auto"/>
      <style:text-properties officeooo:paragraph-rsid="00350fed"/>
    </style:style>
    <style:style style:name="P15" style:family="paragraph" style:parent-style-name="Heading_20_2">
      <style:paragraph-properties fo:text-align="center" style:justify-single-word="false"/>
      <style:text-properties officeooo:rsid="00350fed" officeooo:paragraph-rsid="00350fed"/>
    </style:style>
    <style:style style:name="P16" style:family="paragraph" style:parent-style-name="Heading_20_2">
      <style:paragraph-properties fo:text-align="center" style:justify-single-word="false"/>
      <style:text-properties officeooo:rsid="002de883" officeooo:paragraph-rsid="002de883"/>
    </style:style>
    <style:style style:name="P17" style:family="paragraph" style:parent-style-name="Heading_20_2">
      <style:paragraph-properties fo:text-align="center" style:justify-single-word="false"/>
      <style:text-properties officeooo:rsid="00319e82" officeooo:paragraph-rsid="00319e82"/>
    </style:style>
    <style:style style:name="P18" style:family="paragraph" style:parent-style-name="Heading_20_2" style:master-page-name="">
      <loext:graphic-properties draw:fill-hatch-name="hatch"/>
      <style:paragraph-properties style:page-number="auto"/>
      <style:text-properties officeooo:paragraph-rsid="002de883"/>
    </style:style>
    <style:style style:name="P19" style:family="paragraph" style:parent-style-name="Heading_20_2">
      <style:paragraph-properties fo:text-align="center" style:justify-single-word="false"/>
      <style:text-properties officeooo:rsid="001c5ca4" officeooo:paragraph-rsid="001c5ca4"/>
    </style:style>
    <style:style style:name="P20" style:family="paragraph" style:parent-style-name="Heading_20_3" style:master-page-name="">
      <loext:graphic-properties draw:fill-hatch-name="hatch"/>
      <style:paragraph-properties style:page-number="auto"/>
    </style:style>
    <style:style style:name="P21" style:family="paragraph" style:parent-style-name="Heading_20_3">
      <loext:graphic-properties draw:fill-hatch-name="hatch"/>
      <style:paragraph-properties fo:text-align="end" style:justify-single-word="false"/>
    </style:style>
    <style:style style:name="P22" style:family="paragraph" style:parent-style-name="Heading_20_3" style:list-style-name="WW8Num1">
      <style:paragraph-properties fo:text-align="end" style:justify-single-word="false"/>
      <style:text-properties officeooo:paragraph-rsid="001ae693"/>
    </style:style>
    <style:style style:name="P23" style:family="paragraph" style:parent-style-name="Heading_20_3" style:list-style-name="WW8Num1">
      <style:paragraph-properties fo:text-align="end" style:justify-single-word="false"/>
      <style:text-properties officeooo:paragraph-rsid="001350f3"/>
    </style:style>
    <style:style style:name="P24" style:family="paragraph" style:parent-style-name="Heading_20_3">
      <style:paragraph-properties fo:text-align="end" style:justify-single-word="false"/>
      <style:text-properties officeooo:paragraph-rsid="0009b3ef"/>
    </style:style>
    <style:style style:name="P25" style:family="paragraph" style:parent-style-name="Heading_20_3">
      <style:text-properties officeooo:rsid="0027ec58" officeooo:paragraph-rsid="002861a6"/>
    </style:style>
    <style:style style:name="P26" style:family="paragraph" style:parent-style-name="Heading_20_3">
      <style:paragraph-properties fo:text-align="end" style:justify-single-word="false"/>
      <style:text-properties officeooo:rsid="0027ec58" officeooo:paragraph-rsid="002861a6"/>
    </style:style>
    <style:style style:name="P27" style:family="paragraph" style:parent-style-name="Heading_20_3" style:list-style-name="WW8Num1">
      <style:text-properties officeooo:paragraph-rsid="001ae693"/>
    </style:style>
    <style:style style:name="P28" style:family="paragraph" style:parent-style-name="Heading_20_3" style:list-style-name="WW8Num1">
      <style:text-properties officeooo:paragraph-rsid="001350f3"/>
    </style:style>
    <style:style style:name="P29" style:family="paragraph" style:parent-style-name="Heading_20_3" style:list-style-name="WW8Num1">
      <style:text-properties officeooo:rsid="001a02a5" officeooo:paragraph-rsid="0042257b"/>
    </style:style>
    <style:style style:name="P30" style:family="paragraph" style:parent-style-name="Heading_20_3" style:list-style-name="WW8Num1">
      <style:paragraph-properties fo:text-align="end" style:justify-single-word="false"/>
      <style:text-properties officeooo:rsid="001a02a5" officeooo:paragraph-rsid="0042257b"/>
    </style:style>
    <style:style style:name="P31" style:family="paragraph" style:parent-style-name="Heading_20_3" style:list-style-name="WW8Num1">
      <style:text-properties officeooo:rsid="00188041" officeooo:paragraph-rsid="00188041"/>
    </style:style>
    <style:style style:name="P32" style:family="paragraph" style:parent-style-name="Heading_20_3" style:list-style-name="WW8Num1">
      <style:paragraph-properties fo:text-align="end" style:justify-single-word="false"/>
      <style:text-properties officeooo:rsid="00188041" officeooo:paragraph-rsid="00188041"/>
    </style:style>
    <style:style style:name="P33" style:family="paragraph" style:parent-style-name="Heading_20_3">
      <style:text-properties officeooo:paragraph-rsid="0009b3ef"/>
    </style:style>
    <style:style style:name="P34" style:family="paragraph" style:parent-style-name="Heading_20_3">
      <style:text-properties officeooo:rsid="001e5e39" officeooo:paragraph-rsid="001e5e39"/>
    </style:style>
    <style:style style:name="P35" style:family="paragraph" style:parent-style-name="Heading_20_3">
      <style:paragraph-properties fo:text-align="end" style:justify-single-word="false"/>
      <style:text-properties officeooo:rsid="001e5e39" officeooo:paragraph-rsid="001e5e39"/>
    </style:style>
    <style:style style:name="P36" style:family="paragraph" style:parent-style-name="Heading_20_3">
      <style:text-properties officeooo:rsid="001ae693" officeooo:paragraph-rsid="001ae693"/>
    </style:style>
    <style:style style:name="P37" style:family="paragraph" style:parent-style-name="Heading_20_3">
      <style:paragraph-properties fo:text-align="end" style:justify-single-word="false"/>
      <style:text-properties officeooo:rsid="001ae693" officeooo:paragraph-rsid="001ae693"/>
    </style:style>
    <style:style style:name="P38" style:family="paragraph" style:parent-style-name="Heading_20_3">
      <style:text-properties officeooo:rsid="00204c99" officeooo:paragraph-rsid="00204c99"/>
    </style:style>
    <style:style style:name="P39" style:family="paragraph" style:parent-style-name="Heading_20_3">
      <style:paragraph-properties fo:text-align="end" style:justify-single-word="false"/>
      <style:text-properties officeooo:rsid="00204c99" officeooo:paragraph-rsid="00204c99"/>
    </style:style>
    <style:style style:name="P40" style:family="paragraph" style:parent-style-name="Heading_20_3">
      <style:text-properties officeooo:rsid="00210a92" officeooo:paragraph-rsid="00210a92"/>
    </style:style>
    <style:style style:name="P41" style:family="paragraph" style:parent-style-name="Heading_20_3">
      <style:paragraph-properties fo:text-align="end" style:justify-single-word="false"/>
      <style:text-properties officeooo:rsid="00210a92" officeooo:paragraph-rsid="00210a92"/>
    </style:style>
    <style:style style:name="P42" style:family="paragraph" style:parent-style-name="Heading_20_3">
      <style:text-properties fo:color="#808080" loext:opacity="100%" style:font-name="Liberation Sans" fo:font-size="14pt" fo:font-weight="bold" officeooo:rsid="001c5ca4" officeooo:paragraph-rsid="0025fcbe" style:font-name-asian="WenQuanYi Zen Hei Sharp" style:font-size-asian="14pt" style:font-weight-asian="bold" style:font-name-complex="Lohit Devanagari1" style:font-size-complex="14pt" style:font-weight-complex="bold"/>
    </style:style>
    <style:style style:name="P43" style:family="paragraph" style:parent-style-name="Heading_20_3">
      <style:paragraph-properties fo:text-align="end" style:justify-single-word="false"/>
      <style:text-properties fo:color="#808080" loext:opacity="100%" style:font-name="Liberation Sans" fo:font-size="14pt" fo:font-weight="bold" officeooo:rsid="001c5ca4" officeooo:paragraph-rsid="0025fcbe" style:font-name-asian="WenQuanYi Zen Hei Sharp" style:font-size-asian="14pt" style:font-weight-asian="bold" style:font-name-complex="Lohit Devanagari1" style:font-size-complex="14pt" style:font-weight-complex="bold"/>
    </style:style>
    <style:style style:name="P44" style:family="paragraph" style:parent-style-name="Text_20_body" style:list-style-name="L1">
      <style:paragraph-properties fo:text-align="start" style:justify-single-word="false"/>
      <style:text-properties officeooo:rsid="00319e82" officeooo:paragraph-rsid="00319e82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rsid="00319e82" officeooo:paragraph-rsid="00319e82"/>
    </style:style>
    <style:style style:name="P46" style:family="paragraph" style:parent-style-name="Text_20_body" style:list-style-name="L1">
      <style:paragraph-properties fo:text-align="start" style:justify-single-word="false"/>
      <style:text-properties officeooo:rsid="0032f32e" officeooo:paragraph-rsid="0032f32e"/>
    </style:style>
    <style:style style:name="P47" style:family="paragraph" style:parent-style-name="Text_20_body" style:list-style-name="L2">
      <style:paragraph-properties fo:text-align="start" style:justify-single-word="false"/>
      <style:text-properties officeooo:rsid="001c5ca4" officeooo:paragraph-rsid="0034d0e6"/>
    </style:style>
    <style:style style:name="P48" style:family="paragraph" style:parent-style-name="Text_20_body" style:list-style-name="WW8Num1" style:master-page-name="">
      <style:paragraph-properties fo:margin-left="0in" fo:margin-right="0in" fo:margin-top="0in" fo:margin-bottom="0.0972in" style:contextual-spacing="false" fo:line-height="120%" fo:text-indent="0in" style:auto-text-indent="false" style:page-number="auto"/>
      <style:text-properties officeooo:paragraph-rsid="001ae693"/>
    </style:style>
    <style:style style:name="P49" style:family="paragraph" style:parent-style-name="Text_20_body" style:list-style-name="L3">
      <style:text-properties officeooo:rsid="00210a92" officeooo:paragraph-rsid="00210a92"/>
    </style:style>
    <style:style style:name="T1" style:family="text">
      <style:text-properties officeooo:rsid="00228bd3"/>
    </style:style>
    <style:style style:name="T2" style:family="text">
      <style:text-properties officeooo:rsid="002a275e"/>
    </style:style>
    <style:style style:name="T3" style:family="text">
      <style:text-properties officeooo:rsid="0028e4e5"/>
    </style:style>
    <style:style style:name="T4" style:family="text">
      <style:text-properties officeooo:rsid="002861a6"/>
    </style:style>
    <style:style style:name="T5" style:family="text">
      <style:text-properties officeooo:rsid="0027ec58"/>
    </style:style>
    <style:style style:name="T6" style:family="text">
      <style:text-properties officeooo:rsid="00240f54"/>
    </style:style>
    <style:style style:name="T7" style:family="text">
      <style:text-properties officeooo:rsid="0023bcd5"/>
    </style:style>
    <style:style style:name="T8" style:family="text">
      <style:text-properties officeooo:rsid="001a02a5"/>
    </style:style>
    <style:style style:name="T9" style:family="text">
      <style:text-properties officeooo:rsid="00188041"/>
    </style:style>
    <style:style style:name="T10" style:family="text">
      <style:text-properties officeooo:rsid="001350f3"/>
    </style:style>
    <style:style style:name="T11" style:family="text">
      <style:text-properties officeooo:rsid="00162ad6"/>
    </style:style>
    <style:style style:name="T12" style:family="text">
      <style:text-properties officeooo:rsid="00175652"/>
    </style:style>
    <style:style style:name="T13" style:family="text">
      <style:text-properties officeooo:rsid="000d16fb"/>
    </style:style>
    <style:style style:name="T14" style:family="text">
      <style:text-properties officeooo:rsid="001ae693"/>
    </style:style>
    <style:style style:name="T15" style:family="text">
      <style:text-properties officeooo:rsid="001cec05"/>
    </style:style>
    <style:style style:name="T16" style:family="text">
      <style:text-properties officeooo:rsid="00219eb4"/>
    </style:style>
    <style:style style:name="T17" style:family="text">
      <style:text-properties officeooo:rsid="0025fcbe"/>
    </style:style>
    <style:style style:name="T18" style:family="text">
      <style:text-properties officeooo:rsid="002bb7db"/>
    </style:style>
    <style:style style:name="T19" style:family="text">
      <style:text-properties officeooo:rsid="0032f32e"/>
    </style:style>
    <style:style style:name="T20" style:family="text">
      <style:text-properties officeooo:rsid="0034d0e6"/>
    </style:style>
    <style:style style:name="T21" style:family="text">
      <style:text-properties officeooo:rsid="00350fed"/>
    </style:style>
    <style:style style:name="T22" style:family="text">
      <style:text-properties officeooo:rsid="00358b8e"/>
    </style:style>
    <style:style style:name="T23" style:family="text">
      <style:text-properties officeooo:rsid="00385a9d"/>
    </style:style>
    <style:style style:name="T24" style:family="text">
      <style:text-properties officeooo:rsid="0039588d"/>
    </style:style>
    <style:style style:name="T25" style:family="text">
      <style:text-properties officeooo:rsid="0039ce19"/>
    </style:style>
    <style:style style:name="T26" style:family="text">
      <style:text-properties officeooo:rsid="003b3503"/>
    </style:style>
    <style:style style:name="T27" style:family="text">
      <style:text-properties officeooo:rsid="003b9669"/>
    </style:style>
    <style:style style:name="T28" style:family="text">
      <style:text-properties officeooo:rsid="0042257b"/>
    </style:style>
    <style:style style:name="T29" style:family="text">
      <style:text-properties officeooo:rsid="004aeb85"/>
    </style:style>
    <style:style style:name="T30" style:family="text">
      <style:text-properties officeooo:rsid="004c4c6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John Sauter</text:p>
      <text:p text:style-name="P10">Mailing address: 20A Northwest Blvd Ste 345, Nashua, NH <text:s/>03063-4066</text:p>
      <text:p text:style-name="P10">e-mail: <text:a xlink:type="simple" xlink:href="mailto:John_Sauter@systemeyescomputerstore.com" text:style-name="Internet_20_link" text:visited-style-name="Visited_20_Internet_20_Link">John_Sauter@systemeyescomputerstore.com</text:a></text:p>
      <text:p text:style-name="P10">Telephone: (603) 424-1188</text:p>
      <text:p text:style-name="P11">URL: https://www.systemeyescomputerstore.com</text:p>
      <text:list xml:id="list3870312376" text:style-name="WW8Num1">
        <text:list-item>
          <text:list>
            <text:list-item>
              <text:h text:style-name="P15" text:outline-level="2">Summary</text:h>
            </text:list-item>
          </text:list>
        </text:list-item>
      </text:list>
      <text:p text:style-name="Text_20_body">I am an experienced computer programmer who understands the discipline necessary to build products that work, on time and within budget. <text:s/>I have worked in <text:span text:style-name="T24">many roles in </text:span>academia and industry, <text:span text:style-name="T24">including </text:span><text:span text:style-name="T27">team leader, </text:span><text:span text:style-name="T24">product development, implementation, quality assurance and customer support. <text:s/></text:span><text:s/>As a Principal Software Engineer I developed products for Digital Equipment Corporation, a world-class computer manufacturer. <text:s/><text:span text:style-name="T21">In September 2022 I will receive a certificate in full-stack coding from the U</text:span>niversity of New Hampshire. <text:s/><text:span text:style-name="T22">That training </text:span><text:span text:style-name="T25">will provide</text:span><text:span text:style-name="T22"> me with </text:span><text:span text:style-name="T25">experience in JavaScript and its add-on modules for front-end and back-end development</text:span><text:span text:style-name="T22">. <text:s/></text:span><text:span text:style-name="T25">I am looking for a permanent, full-time position that will let me exercise and develop my computer programming skills.</text:span></text:p>
      <text:list xml:id="list161252221241221" text:continue-numbering="true" text:style-name="WW8Num1">
        <text:list-item>
          <text:list>
            <text:list-item>
              <text:h text:style-name="P16" text:outline-level="2">Technical Skills</text:h>
            </text:list-item>
          </text:list>
        </text:list-item>
      </text:list>
      <text:p text:style-name="P12">JavaScript, HTML, <text:span text:style-name="T29">B</text:span>ootstrap, <text:span text:style-name="T29">F</text:span>oundation <text:span text:style-name="T29">for Sites</text:span>, CSS, jQuery, jQueryUI, Python 3, <text:span text:style-name="T22">GNU/Linux,</text:span> C, <text:span text:style-name="T26">BASIC, FORTRAN, assembly language for the DEC PDP-11, PDP-6/10 and PDP-1.</text:span></text:p>
      <text:list xml:id="list161252738365247" text:continue-numbering="true" text:style-name="WW8Num1">
        <text:list-item>
          <text:h text:style-name="P17" text:outline-level="2">Projects</text:h>
        </text:list-item>
      </text:list>
      <text:list xml:id="list1292354327" text:style-name="L1">
        <text:list-item>
          <text:p text:style-name="P44"><text:span text:style-name="T29">F</text:span>rom the UNH coding Bootcamp: <text:span text:style-name="T29">find dry chargers </text:span>find<text:span text:style-name="T29">s</text:span> chargers for electric vehicles that are not being rained on, <text:span text:style-name="T29">and plant selection planner finds nursery plants for a gardener.</text:span></text:p>
        </text:list-item>
        <text:list-item>
          <text:p text:style-name="P46">I developed software to protect my telephone from robocalls. <text:s/>In order to call my number you have to be a live person. <text:s/><text:span text:style-name="T26">If you pass the test the software rings my home and mobile phones.</text:span></text:p>
        </text:list-item>
      </text:list>
      <text:list xml:id="list161252835896852" text:continue-list="list161252738365247" text:style-name="WW8Num1">
        <text:list-item>
          <text:h text:style-name="P17" text:outline-level="2">Education</text:h>
        </text:list-item>
      </text:list>
      <text:list xml:id="list2484419558" text:style-name="L2">
        <text:list-item>
          <text:p text:style-name="P45">Certificate in Full Stack Programming from <text:span text:style-name="T19">the </text:span>University of New Hampshire, September, 2022.</text:p>
        </text:list-item>
        <text:list-item>
          <text:p text:style-name="P47">A+ <text:span text:style-name="T7">certificate, expired December 31, 2017</text:span></text:p>
        </text:list-item>
        <text:list-item>
          <text:p text:style-name="P45">Bachelor of Science in Statistics, Stanford Universi<text:span text:style-name="T19">t</text:span>y, 1967</text:p>
        </text:list-item>
      </text:list>
      <text:list xml:id="list161253212403834" text:continue-list="list161252835896852" text:style-name="WW8Num1">
        <text:list-item>
          <text:list>
            <text:list-item>
              <text:h text:style-name="P18" text:outline-level="2"><text:soft-page-break/>Work Experience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3987315348672">
          <table:table-cell office:value-type="string">
            <text:list xml:id="list161253723185520" text:continue-numbering="true" text:style-name="WW8Num1">
              <text:list-item>
                <text:h text:style-name="P20" text:outline-level="3"><text:span text:style-name="T2">Assistant </text:span>Administrator for UPS </text:h>
              </text:list-item>
            </text:list>
          </table:table-cell>
          <table:table-cell office:value-type="string">
            <text:list xml:id="list161253544917722" text:continue-numbering="true" text:style-name="WW8Num1">
              <text:list-item>
                <text:h text:style-name="P21" text:outline-level="3"><text:s/>April 2019 to <text:span text:style-name="T5">March 2020, </text:span><text:span text:style-name="T4">May 2021 to </text:span><text:span text:style-name="T2">February 2022</text:span></text:h>
              </text:list-item>
            </text:list>
          </table:table-cell>
        </table:table-row>
        <table:table-row table:style-name="TableLine93987359954640">
          <table:table-cell table:number-columns-spanned="2" office:value-type="string">
            <text:p text:style-name="P8">I work<text:span text:style-name="T18">ed</text:span> in the Pratt &amp; Whitney building in Londonderry, NH. <text:s/>As an <text:span text:style-name="T18">assistant </text:span>administrator in the control tower, I overs<text:span text:style-name="T18">aw</text:span> the hour-to-hour operation of the building, making sure parts flow<text:span text:style-name="T18">ed</text:span> smoothly through the system and handling special requests from customers.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3987359956000">
          <table:table-cell office:value-type="string">
            <text:list xml:id="list161252237348376" text:continue-numbering="true" text:style-name="WW8Num1">
              <text:list-item>
                <text:h text:style-name="P25" text:outline-level="3">Leave of Absence </text:h>
              </text:list-item>
            </text:list>
          </table:table-cell>
          <table:table-cell office:value-type="string">
            <text:list xml:id="list161252162980814" text:continue-numbering="true" text:style-name="WW8Num1">
              <text:list-item>
                <text:h text:style-name="P26" text:outline-level="3"><text:s/>March 2020 to <text:span text:style-name="T4">May 2021</text:span></text:h>
              </text:list-item>
            </text:list>
          </table:table-cell>
        </table:table-row>
        <table:table-row table:style-name="TableLine93987359966464">
          <table:table-cell table:number-columns-spanned="2" office:value-type="string">
            <text:p text:style-name="P9">Since my job <text:span text:style-name="T18">did</text:span> not permit me to work from home, I took a leave of absence from UPS during the COVID-19 pandemic <text:span text:style-name="T3">until a vaccine became available.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3987359967664">
          <table:table-cell office:value-type="string">
            <text:list xml:id="list161252053017481" text:continue-numbering="true" text:style-name="WW8Num1">
              <text:list-item>
                <text:list>
                  <text:list-item>
                    <text:list>
                      <text:list-item>
                        <text:h text:style-name="P29" text:outline-level="3"><text:span text:style-name="T28">I</text:span>T Technician for UPS 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161252196497422" text:continue-numbering="true" text:style-name="WW8Num1">
              <text:list-item>
                <text:list>
                  <text:list-item>
                    <text:list>
                      <text:list-item>
                        <text:h text:style-name="P30" text:outline-level="3"><text:s/>March 2017 to April 2019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3987359991504">
          <table:table-cell table:number-columns-spanned="2" office:value-type="string">
            <text:p text:style-name="P2">I work<text:span text:style-name="T6">ed</text:span> in the Chelmsford, MA, hub help<text:span text:style-name="T6">ing</text:span> users with computer problems and install<text:span text:style-name="T6">ing</text:span> and maintain<text:span text:style-name="T6">ing</text:span> computers, printers and other equipment. <text:s/><text:span text:style-name="T15">Not all UPS buildings have technicians in residence, so I sometimes got calls from other buildings and so I would </text:span><text:span text:style-name="T23">either </text:span><text:span text:style-name="T15">travel or fix problems remotely.</text:span></text:p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3987359992480">
          <table:table-cell office:value-type="string">
            <text:list xml:id="list161253822335144" text:continue-numbering="true" text:style-name="WW8Num1">
              <text:list-item>
                <text:list>
                  <text:list-item>
                    <text:list>
                      <text:list-item>
                        <text:h text:style-name="P31" text:outline-level="3">IT Technician for UPS 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161252798203767" text:continue-numbering="true" text:style-name="WW8Num1">
              <text:list-item>
                <text:list>
                  <text:list-item>
                    <text:list>
                      <text:list-item>
                        <text:h text:style-name="P32" text:outline-level="3"><text:s/>June 2015 to <text:span text:style-name="T8">March 2017</text:span>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3987359988240">
          <table:table-cell table:number-columns-spanned="2" office:value-type="string">
            <text:p text:style-name="P2">I worked in the Pratt &amp; Whitney building in Londonderry, NH. <text:s/>My job was to help users with computer problems and to install and maintain computers and printers.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3987359998544">
          <table:table-cell office:value-type="string">
            <text:list xml:id="list161253405705357" text:continue-numbering="true" text:style-name="WW8Num1">
              <text:list-item>
                <text:list>
                  <text:list-item>
                    <text:list>
                      <text:list-item>
                        <text:h text:style-name="P27" text:outline-level="3">I<text:span text:style-name="T12">T</text:span> Technician for <text:span text:style-name="T14">Kforce and </text:span>Mōdis 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161252582118053" text:continue-numbering="true" text:style-name="WW8Num1">
              <text:list-item>
                <text:list>
                  <text:list-item>
                    <text:list>
                      <text:list-item>
                        <text:h text:style-name="P22" text:outline-level="3"><text:s/>May 2009 to July 2013, <text:span text:style-name="T13">October 2014 to June 2015</text:span>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3987360017872">
          <table:table-cell table:number-columns-spanned="2" office:value-type="string">
            <text:list xml:id="list161253035236072" text:continue-numbering="true" text:style-name="WW8Num1">
              <text:list-item>
                <text:list>
                  <text:list-item>
                    <text:list>
                      <text:list-item>
                        <text:p text:style-name="P48"><text:span text:style-name="T14">Working through the Kforce and </text:span>Mōdis <text:span text:style-name="T14">temporary agencies, </text:span>I replaced servers in Home Depot stores; installed Hewlett-Packard printers in U.S. Postal Service facilities, Bank of America branch offices and Liberty Mutual offices; replaced Microsoft Windows XP on Liberty Mutual computers; <text:span text:style-name="T9">surveyed, installed and removed computers at </text:span>Liberty Mutual offices; <text:span text:style-name="T9">and</text:span> <text:span text:style-name="T10">installed and upgraded computers for Genesis Healthcare and Lahey Clinic.</text:span>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Line93987360024688">
          <table:table-cell office:value-type="string">
            <text:list xml:id="list161252508626767" text:continue-numbering="true" text:style-name="WW8Num1">
              <text:list-item>
                <text:list>
                  <text:list-item>
                    <text:list>
                      <text:list-item>
                        <text:h text:style-name="P28" text:outline-level="3">IT Consultant <text:span text:style-name="T14">for Kforce </text:span>at Dartmouth-Hitchcock 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161252425305140" text:continue-numbering="true" text:style-name="WW8Num1">
              <text:list-item>
                <text:list>
                  <text:list-item>
                    <text:list>
                      <text:list-item>
                        <text:h text:style-name="P23" text:outline-level="3"><text:s/>July 2013 to April 2014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3987360025808">
          <table:table-cell table:number-columns-spanned="2" office:value-type="string">
            <text:p text:style-name="Text_20_body"><text:span text:style-name="T14">Working through the Kforce temporary agency, I </text:span><text:span text:style-name="T23">worked with a team to replace</text:span> Microsoft Windows XP with Microsoft Windows 7 on 3,000 personal computers at <text:span text:style-name="T11">Dartmouth-Hitchcock</text:span> Medical Center in Lebanon, NH.</text:p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ext:soft-page-break/>
        <table:table-row table:style-name="TableLine93987360029616">
          <table:table-cell office:value-type="string">
            <text:list xml:id="list161252704356887" text:continue-numbering="true" text:style-name="WW8Num1">
              <text:list-item>
                <text:list>
                  <text:list-item>
                    <text:list>
                      <text:list-item>
                        <text:h text:style-name="P33" text:outline-level="3">Security Officer for Allied-Barton Security Services 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161252480942486" text:continue-numbering="true" text:style-name="WW8Num1">
              <text:list-item>
                <text:list>
                  <text:list-item>
                    <text:list>
                      <text:list-item>
                        <text:h text:style-name="P24" text:outline-level="3"><text:s/>May 2012 to July 2013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3987360044128">
          <table:table-cell table:number-columns-spanned="2" office:value-type="string">
            <text:p text:style-name="Text_20_body">I provided physical security service for Merrimack Premium Outlets.</text:p>
          </table:table-cell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Line93987360046368">
          <table:table-cell office:value-type="string">
            <text:list xml:id="list161253679291448" text:continue-numbering="true" text:style-name="WW8Num1">
              <text:list-item>
                <text:list>
                  <text:list-item>
                    <text:list>
                      <text:list-item>
                        <text:h text:style-name="P33" text:outline-level="3">I<text:span text:style-name="T12">T</text:span> Consultant <text:span text:style-name="T14">for Kforce </text:span>at Corning 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161251880929011" text:continue-numbering="true" text:style-name="WW8Num1">
              <text:list-item>
                <text:list>
                  <text:list-item>
                    <text:list>
                      <text:list-item>
                        <text:h text:style-name="P33" text:outline-level="3"><text:s/>January 2012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3987360053520">
          <table:table-cell table:number-columns-spanned="2" office:value-type="string">
            <text:p text:style-name="Text_20_body"><text:span text:style-name="T14">Working through the Kforce temporary agency, I w</text:span>orked with Hewlett-Packard and Corning to develop and pilot a procedure for converting all personal computers at Corning to Microsoft Windows 7.</text:p>
          </table:table-cell>
          <table:covered-table-cell/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Line93987360054752">
          <table:table-cell office:value-type="string">
            <text:list xml:id="list161252251575504" text:continue-numbering="true" text:style-name="WW8Num1">
              <text:list-item>
                <text:list>
                  <text:list-item>
                    <text:list>
                      <text:list-item>
                        <text:h text:style-name="P33" text:outline-level="3">Computer Operator at BAE Systems 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161252276316788" text:continue-numbering="true" text:style-name="WW8Num1">
              <text:list-item>
                <text:list>
                  <text:list-item>
                    <text:list>
                      <text:list-item>
                        <text:h text:style-name="P24" text:outline-level="3"><text:s/>December 2008 to March 2009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3987360060368">
          <table:table-cell table:number-columns-spanned="2" office:value-type="string">
            <text:p text:style-name="Text_20_body">I became proficient with the Tidal job scheduling software and with Symantec Veritas Netbackup. I also used the Rackwise Data Center Manager.</text:p>
          </table:table-cell>
          <table:covered-table-cell/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Line93987360061104">
          <table:table-cell office:value-type="string">
            <text:list xml:id="list161252776118499" text:continue-numbering="true" text:style-name="WW8Num1">
              <text:list-item>
                <text:list>
                  <text:list-item>
                    <text:list>
                      <text:list-item>
                        <text:h text:style-name="P33" text:outline-level="3">Customer Support Specialist for GlobalCerts 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161252176056875" text:continue-numbering="true" text:style-name="WW8Num1">
              <text:list-item>
                <text:list>
                  <text:list-item>
                    <text:list>
                      <text:list-item>
                        <text:h text:style-name="P24" text:outline-level="3"><text:s/>May 2006 to May 2008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3987360065584">
          <table:table-cell table:number-columns-spanned="2" office:value-type="string">
            <text:p text:style-name="P1">I provided remote help desk support for the SecureMail Gateway internet appliance.</text:p>
          </table:table-cell>
          <table:covered-table-cell/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Line93987360068816">
          <table:table-cell office:value-type="string">
            <text:list xml:id="list161252835726113" text:continue-numbering="true" text:style-name="WW8Num1">
              <text:list-item>
                <text:list>
                  <text:list-item>
                    <text:list>
                      <text:list-item>
                        <text:h text:style-name="P33" text:outline-level="3">Computer Systems Operator for Town of Hudson, NH </text:h>
                      </text:list-item>
                    </text:list>
                  </text:list-item>
                </text:list>
              </text:list-item>
            </text:list>
          </table:table-cell>
          <table:table-cell office:value-type="string">
            <text:list xml:id="list161253492321213" text:continue-numbering="true" text:style-name="WW8Num1">
              <text:list-item>
                <text:list>
                  <text:list-item>
                    <text:list>
                      <text:list-item>
                        <text:h text:style-name="P24" text:outline-level="3"><text:s/>November 1995 to February 2006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3987360073776">
          <table:table-cell table:number-columns-spanned="2" office:value-type="string">
            <text:p text:style-name="Text_20_body">I supported computer users in Town Hall and the various Fire Stations, <text:span text:style-name="T6">including hardware, software and networking.</text:span></text:p>
          </table:table-cell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Line93987360077264">
          <table:table-cell office:value-type="string">
            <text:list xml:id="list161252717757024" text:continue-numbering="true" text:style-name="WW8Num1">
              <text:list-item>
                <text:h text:style-name="P34" text:outline-level="3">Owner and Operator of System Eyes Computer Store </text:h>
              </text:list-item>
            </text:list>
          </table:table-cell>
          <table:table-cell office:value-type="string">
            <text:list xml:id="list161253853307787" text:continue-numbering="true" text:style-name="WW8Num1">
              <text:list-item>
                <text:h text:style-name="P35" text:outline-level="3"><text:s/>July 1992 to December, <text:span text:style-name="T16">1997</text:span></text:h>
              </text:list-item>
            </text:list>
          </table:table-cell>
        </table:table-row>
        <table:table-row table:style-name="TableLine93987360086800">
          <table:table-cell table:number-columns-spanned="2" office:value-type="string">
            <text:p text:style-name="P4">System Eyes Computer Store was a computer retailer specializing in the Commodore Amiga and the Newtek Video Toaster.</text:p>
          </table:table-cell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Line93987360089440">
          <table:table-cell office:value-type="string">
            <text:list xml:id="list161252775098095" text:continue-numbering="true" text:style-name="WW8Num1">
              <text:list-item>
                <text:h text:style-name="P36" text:outline-level="3">Software Engineer for Digital Equipment Corporation </text:h>
              </text:list-item>
            </text:list>
          </table:table-cell>
          <table:table-cell office:value-type="string">
            <text:list xml:id="list161252141052339" text:continue-numbering="true" text:style-name="WW8Num1">
              <text:list-item>
                <text:h text:style-name="P37" text:outline-level="3"><text:s/>October 1975 to July 1992</text:h>
              </text:list-item>
            </text:list>
          </table:table-cell>
        </table:table-row>
        <table:table-row table:style-name="TableLine93987360099632">
          <table:table-cell table:number-columns-spanned="2" office:value-type="string">
            <text:p text:style-name="P5">I developed and supported products for Digital Equipment Corporation, notably the DN60 communications processor, the VMS run-time library, the run-time library for VAX BASIC, the EDT text editor and the <text:span text:style-name="T23">FMS and </text:span>DECforms forms product<text:span text:style-name="T23">s</text:span>.</text:p>
          </table:table-cell>
          <table:covered-table-cell/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Line93987360100832">
          <table:table-cell office:value-type="string">
            <text:list xml:id="list161252668536700" text:continue-numbering="true" text:style-name="WW8Num1">
              <text:list-item>
                <text:h text:style-name="P38" text:outline-level="3">Member of the Technical Staff, Scientific Programmer for Sanders Associates </text:h>
              </text:list-item>
            </text:list>
          </table:table-cell>
          <table:table-cell office:value-type="string">
            <text:list xml:id="list161252781234467" text:continue-numbering="true" text:style-name="WW8Num1">
              <text:list-item>
                <text:h text:style-name="P39" text:outline-level="3"><text:s/>November 1968 to October 1975</text:h>
              </text:list-item>
            </text:list>
          </table:table-cell>
        </table:table-row>
        <table:table-row table:style-name="TableLine93987360112608">
          <table:table-cell table:number-columns-spanned="2" office:value-type="string">
            <text:p text:style-name="P6">I was responsible for the DEC PDP-10, for which I provided hardware and software support. <text:s/>At various times I had a Secret or Top Secret clearance.</text:p>
          </table:table-cell>
          <table:covered-table-cell/>
        </table:table-row>
      </table:table>
      <table:table table:name="Table15" table:style-name="Table15">
        <table:table-column table:style-name="Table15.A"/>
        <table:table-column table:style-name="Table15.B"/>
        <text:soft-page-break/>
        <table:table-row table:style-name="TableLine93987360113824">
          <table:table-cell office:value-type="string">
            <text:list xml:id="list161253107104312" text:continue-numbering="true" text:style-name="WW8Num1">
              <text:list-item>
                <text:h text:style-name="P38" text:outline-level="3">System Programmer for the Stanford Artificial Intelligence project </text:h>
              </text:list-item>
            </text:list>
          </table:table-cell>
          <table:table-cell office:value-type="string">
            <text:list xml:id="list161252077172896" text:continue-numbering="true" text:style-name="WW8Num1">
              <text:list-item>
                <text:h text:style-name="P39" text:outline-level="3"><text:s/><text:span text:style-name="T18">June 1967 to November 1968</text:span></text:h>
              </text:list-item>
            </text:list>
          </table:table-cell>
        </table:table-row>
        <table:table-row table:style-name="TableLine93987360120976">
          <table:table-cell table:number-columns-spanned="2" office:value-type="string">
            <text:p text:style-name="P6">I was responsible for the <text:span text:style-name="T18">M</text:span>onitor program on the PDP-6 and <text:span text:style-name="T18">TOPS-10 on </text:span>the PDP-10.</text:p>
          </table:table-cell>
          <table:covered-table-cell/>
        </table:table-row>
      </table:table>
      <table:table table:name="Table16" table:style-name="Table16">
        <table:table-column table:style-name="Table16.A"/>
        <table:table-column table:style-name="Table16.B"/>
        <table:table-row table:style-name="TableLine93987360121952">
          <table:table-cell office:value-type="string">
            <text:list xml:id="list161252086953289" text:continue-numbering="true" text:style-name="WW8Num1">
              <text:list-item>
                <text:h text:style-name="P38" text:outline-level="3">Programmer for the Stanford Artificial Intelligence project </text:h>
              </text:list-item>
            </text:list>
          </table:table-cell>
          <table:table-cell office:value-type="string">
            <text:list xml:id="list161253838753314" text:continue-numbering="true" text:style-name="WW8Num1">
              <text:list-item>
                <text:h text:style-name="P39" text:outline-level="3"><text:s/>May 1964 to June 1967</text:h>
              </text:list-item>
            </text:list>
          </table:table-cell>
        </table:table-row>
        <table:table-row table:style-name="TableLine93987360126000">
          <table:table-cell table:number-columns-spanned="2" office:value-type="string">
            <text:p text:style-name="P6">I did development work for the Stanford Time-Sharing System, which ran on a DEC PDP-1, and I was also involved with the IBM 7090 and Burroughs B5000/B5500.</text:p>
          </table:table-cell>
          <table:covered-table-cell/>
        </table:table-row>
      </table:table>
      <text:list xml:id="list161252345667739" text:continue-numbering="true" text:style-name="WW8Num1">
        <text:list-item>
          <text:h text:style-name="P19" text:outline-level="2">Volunteer Experience</text:h>
        </text:list-item>
      </text:list>
      <table:table table:name="Table17" table:style-name="Table17">
        <table:table-column table:style-name="Table17.A"/>
        <table:table-column table:style-name="Table17.B"/>
        <table:table-row table:style-name="TableLine93987360130480">
          <table:table-cell office:value-type="string">
            <text:list xml:id="list161252637597203" text:continue-numbering="true" text:style-name="WW8Num1">
              <text:list-item>
                <text:h text:style-name="P40" text:outline-level="3">Free Software </text:h>
              </text:list-item>
            </text:list>
          </table:table-cell>
          <table:table-cell office:value-type="string">
            <text:list xml:id="list161253456124678" text:continue-numbering="true" text:style-name="WW8Num1">
              <text:list-item>
                <text:h text:style-name="P41" text:outline-level="3"><text:s/>early 1970s to present</text:h>
              </text:list-item>
            </text:list>
          </table:table-cell>
        </table:table-row>
      </table:table>
      <text:list xml:id="list98532705" text:style-name="L3">
        <text:list-item>
          <text:p text:style-name="P49">In the early 1970s I was the Standards Chairman of DECUS, the users society of Digital Equipment Corporation, in which role I accepted software for the DECUS library. <text:s/>This software was available in source form to anyone for the cost of media.</text:p>
        </text:list-item>
        <text:list-item>
          <text:p text:style-name="P49">In 1986 I created a parameterization of Don Knuth’s Computer Modern fonts, allowing fractional point sizes. <text:s/>That software is still distributed today through CTAN.</text:p>
        </text:list-item>
        <text:list-item>
          <text:p text:style-name="P49">In 2004 I implemented the OCR-A font and distributed it through SourceForge.</text:p>
        </text:list-item>
        <text:list-item>
          <text:p text:style-name="P49">In 2010 I added audio surveillance features to the Advanced Linux Sound Architecture (ALSA).</text:p>
        </text:list-item>
        <text:list-item>
          <text:p text:style-name="P49">Today <text:span text:style-name="T1">I </text:span><text:span text:style-name="T30">maintain and distribute a free subroutine library which handles time intervals, taking leap seconds into account.</text:span></text:p>
        </text:list-item>
      </text:list>
      <table:table table:name="Table18" table:style-name="Table18">
        <table:table-column table:style-name="Table18.A"/>
        <table:table-column table:style-name="Table18.B"/>
        <table:table-row table:style-name="TableLine93987360143328">
          <table:table-cell office:value-type="string">
            <text:list xml:id="list161251987080694" text:continue-list="list161253456124678" text:style-name="WW8Num1">
              <text:list-item>
                <text:h text:style-name="P42" text:outline-level="3">C<text:span text:style-name="T17">ommunity Theatre </text:span></text:h>
              </text:list-item>
            </text:list>
          </table:table-cell>
          <table:table-cell office:value-type="string">
            <text:list xml:id="list161253588958190" text:continue-numbering="true" text:style-name="WW8Num1">
              <text:list-item>
                <text:h text:style-name="P43" text:outline-level="3"><text:span text:style-name="T17"><text:s/>April 1989 to </text:span><text:span text:style-name="T20">March 2020</text:span></text:h>
              </text:list-item>
            </text:list>
          </table:table-cell>
        </table:table-row>
      </table:table>
      <text:p text:style-name="P3">It is always exciting to help produce a Broadway-class musical. <text:s/>I have met a lot of interesting people and seen some wonderful performances. <text:s/>My responsibility has been to provide sound effects and sound reinforcement. <text:s/>I always ask the producers for help, and usually have an opportunity to train at least one student in the theatre sound skills.</text:p>
      <text:p text:style-name="P7">I <text:s/>have worked with several community theatres in New Hampshire including the Amherst PTA play, the Amato Theater, Nashua Theatre Guild and Nashua Actorsingers.</text:p>
      <text:p text:style-name="P3">My goal for sound reinforcement is that every member of the audience should hear clearly every line of dialogue and song. <text:s/>For sound effects my goal is that they should improve the presentation of the play but not draw attention from the story as it is being told.</text:p>
      <text:p text:style-name="P13">This document was last updated <text:span text:style-name="T29">July 8</text:span>, 202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 Sharp" svg:font-family="'WenQuanYi Zen Hei Sharp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28bd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6f9f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6f9f0" draw:gradient-step-count="0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6f9f0" draw:gradient-step-count="0" draw:opacity="100%"/>
    </style:style>
  </office:automatic-styles>
  <office:master-styles>
    <style:master-page style:name="Standard" style:page-layout-name="Mpm1" draw:style-name="Mdp1">
      <style:footer>
        <text:p text:style-name="Footer"><text:tab/><text:span text:style-name="MT1">Page </text:span><text:span text:style-name="MT1"><text:page-number text:select-page="current">3</text:page-number></text:span><text:span text:style-name="MT1"><text:s/>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Sauter</meta:initial-creator>
    <meta:creation-date>2014-08-30T07:22:23.837974870</meta:creation-date>
    <dc:date>2022-07-08T16:12:51.615668303</dc:date>
    <meta:editing-duration>PT4H30M15S</meta:editing-duration>
    <meta:editing-cycles>50</meta:editing-cycles>
    <meta:generator>LibreOffice/7.3.4.2$Linux_X86_64 LibreOffice_project/30$Build-2</meta:generator>
    <meta:print-date>2022-05-08T08:44:33.464255973</meta:print-date>
    <dc:creator>John Sauter</dc:creator>
    <meta:document-statistic meta:table-count="18" meta:image-count="0" meta:object-count="0" meta:page-count="4" meta:paragraph-count="80" meta:word-count="1157" meta:character-count="7361" meta:non-whitespace-character-count="6237"/>
  </office:meta>
</office:document-meta>
</file>